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1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1" style:family="table">
      <style:table-properties style:width="17.013cm" fo:margin-left="0cm" table:align="left"/>
    </style:style>
    <style:style style:name="Table11.A" style:family="table-column">
      <style:table-column-properties style:column-width="3.096cm"/>
    </style:style>
    <style:style style:name="Table11.B" style:family="table-column">
      <style:table-column-properties style:column-width="13.917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6.806cm" table:align="margins"/>
    </style:style>
    <style:style style:name="Table2.A" style:family="table-column">
      <style:table-column-properties style:column-width="2.487cm" style:rel-column-width="9698*"/>
    </style:style>
    <style:style style:name="Table2.B" style:family="table-column">
      <style:table-column-properties style:column-width="14.319cm" style:rel-column-width="5583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806cm" table:align="margins"/>
    </style:style>
    <style:style style:name="Table3.A" style:family="table-column">
      <style:table-column-properties style:column-width="2.91cm" style:rel-column-width="11348*"/>
    </style:style>
    <style:style style:name="Table3.B" style:family="table-column">
      <style:table-column-properties style:column-width="5.292cm" style:rel-column-width="20634*"/>
    </style:style>
    <style:style style:name="Table3.C" style:family="table-column">
      <style:table-column-properties style:column-width="2.09cm" style:rel-column-width="8150*"/>
    </style:style>
    <style:style style:name="Table3.D" style:family="table-column">
      <style:table-column-properties style:column-width="6.514cm" style:rel-column-width="2540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4" style:family="table">
      <style:table-properties style:width="16.806cm" table:align="margins"/>
    </style:style>
    <style:style style:name="Table4.A" style:family="table-column">
      <style:table-column-properties style:column-width="2.408cm" style:rel-column-width="9388*"/>
    </style:style>
    <style:style style:name="Table4.B" style:family="table-column">
      <style:table-column-properties style:column-width="14.399cm" style:rel-column-width="56147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6.806cm" table:align="margins"/>
    </style:style>
    <style:style style:name="Table6.A" style:family="table-column">
      <style:table-column-properties style:column-width="2.487cm" style:rel-column-width="9698*"/>
    </style:style>
    <style:style style:name="Table6.B" style:family="table-column">
      <style:table-column-properties style:column-width="14.319cm" style:rel-column-width="55837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7" style:family="table">
      <style:table-properties style:width="16.806cm" table:align="margins"/>
    </style:style>
    <style:style style:name="Table7.A" style:family="table-column">
      <style:table-column-properties style:column-width="2.593cm" style:rel-column-width="10110*"/>
    </style:style>
    <style:style style:name="Table7.B" style:family="table-column">
      <style:table-column-properties style:column-width="14.213cm" style:rel-column-width="5542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8" style:family="table">
      <style:table-properties style:width="16.806cm" table:align="margins"/>
    </style:style>
    <style:style style:name="Table8.A" style:family="table-column">
      <style:table-column-properties style:column-width="2.593cm" style:rel-column-width="10110*"/>
    </style:style>
    <style:style style:name="Table8.B" style:family="table-column">
      <style:table-column-properties style:column-width="4.313cm" style:rel-column-width="16817*"/>
    </style:style>
    <style:style style:name="Table8.C" style:family="table-column">
      <style:table-column-properties style:column-width="2.09cm" style:rel-column-width="8150*"/>
    </style:style>
    <style:style style:name="Table8.D" style:family="table-column">
      <style:table-column-properties style:column-width="7.811cm" style:rel-column-width="3045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9" style:family="table">
      <style:table-properties style:width="16.806cm" table:align="margins"/>
    </style:style>
    <style:style style:name="Table9.A" style:family="table-column">
      <style:table-column-properties style:column-width="2.699cm" style:rel-column-width="10523*"/>
    </style:style>
    <style:style style:name="Table9.B" style:family="table-column">
      <style:table-column-properties style:column-width="14.108cm" style:rel-column-width="55012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10" style:family="table">
      <style:table-properties style:width="16.806cm" table:align="margins"/>
    </style:style>
    <style:style style:name="Table10.A" style:family="table-column">
      <style:table-column-properties style:column-width="2.196cm" style:rel-column-width="8563*"/>
    </style:style>
    <style:style style:name="Table10.B" style:family="table-column">
      <style:table-column-properties style:column-width="14.61cm" style:rel-column-width="56972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P1" style:family="paragraph" style:parent-style-name="Header">
      <style:text-properties officeooo:rsid="001fc516" officeooo:paragraph-rsid="001fc516"/>
    </style:style>
    <style:style style:name="P2" style:family="paragraph" style:parent-style-name="Footer">
      <style:text-properties officeooo:rsid="001fc516" officeooo:paragraph-rsid="001fc516"/>
    </style:style>
    <style:style style:name="P3" style:family="paragraph" style:parent-style-name="Standard">
      <style:text-properties officeooo:rsid="001bd6c5" officeooo:paragraph-rsid="001bd6c5"/>
    </style:style>
    <style:style style:name="P4" style:family="paragraph" style:parent-style-name="Standard">
      <style:text-properties officeooo:rsid="001bd6c5" officeooo:paragraph-rsid="0022db03"/>
    </style:style>
    <style:style style:name="P5" style:family="paragraph" style:parent-style-name="Standard">
      <style:text-properties officeooo:rsid="001d75a2" officeooo:paragraph-rsid="001d75a2"/>
    </style:style>
    <style:style style:name="P6" style:family="paragraph" style:parent-style-name="Standard">
      <style:text-properties officeooo:rsid="0029d6e9" officeooo:paragraph-rsid="0029d6e9"/>
    </style:style>
    <style:style style:name="P7" style:family="paragraph" style:parent-style-name="Standard">
      <style:text-properties officeooo:rsid="002a3224" officeooo:paragraph-rsid="002a3224"/>
    </style:style>
    <style:style style:name="P8" style:family="paragraph" style:parent-style-name="Standard">
      <style:text-properties fo:font-weight="bold" officeooo:rsid="001fc516" officeooo:paragraph-rsid="0022db03" style:font-weight-asian="bold" style:font-weight-complex="bold"/>
    </style:style>
    <style:style style:name="P9" style:family="paragraph" style:parent-style-name="Standard">
      <style:text-properties fo:font-weight="bold" officeooo:rsid="002d2717" officeooo:paragraph-rsid="002d2717" style:font-weight-asian="bold" style:font-weight-complex="bold"/>
    </style:style>
    <style:style style:name="P10" style:family="paragraph" style:parent-style-name="Table_20_Contents">
      <style:text-properties officeooo:rsid="001f6b73" officeooo:paragraph-rsid="001f6b73"/>
    </style:style>
    <style:style style:name="P11" style:family="paragraph" style:parent-style-name="Table_20_Contents">
      <style:text-properties officeooo:paragraph-rsid="001f6b73"/>
    </style:style>
    <style:style style:name="P12" style:family="paragraph" style:parent-style-name="Table_20_Contents">
      <style:text-properties officeooo:rsid="002429a3" officeooo:paragraph-rsid="002429a3"/>
    </style:style>
    <style:style style:name="P13" style:family="paragraph" style:parent-style-name="Table_20_Contents">
      <style:text-properties officeooo:rsid="002a3224" officeooo:paragraph-rsid="002a3224"/>
    </style:style>
    <style:style style:name="P14" style:family="paragraph" style:parent-style-name="Table_20_Contents">
      <style:text-properties fo:font-weight="bold" officeooo:rsid="002a3224" officeooo:paragraph-rsid="002a3224" style:font-weight-asian="bold" style:font-weight-complex="bold"/>
    </style:style>
    <style:style style:name="P15" style:family="paragraph" style:parent-style-name="Table_20_Contents">
      <style:text-properties fo:font-weight="bold" officeooo:rsid="001d75a2" officeooo:paragraph-rsid="001d75a2" style:font-weight-asian="bold" style:font-weight-complex="bold"/>
    </style:style>
    <style:style style:name="P16" style:family="paragraph" style:parent-style-name="Table_20_Contents">
      <style:text-properties fo:font-weight="bold" officeooo:rsid="001f6b73" officeooo:paragraph-rsid="001f6b73" style:font-weight-asian="bold" style:font-weight-complex="bold"/>
    </style:style>
    <style:style style:name="P17" style:family="paragraph" style:parent-style-name="Table_20_Contents">
      <style:text-properties fo:font-weight="bold" officeooo:rsid="001fa3d3" officeooo:paragraph-rsid="001fa3d3" style:font-weight-asian="bold" style:font-weight-complex="bold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843b5"/>
    </style:style>
    <style:style style:name="T2" style:family="text">
      <style:text-properties officeooo:rsid="002d2717"/>
    </style:style>
    <style:style style:name="T3" style:family="text">
      <style:text-properties officeooo:rsid="002e270d"/>
    </style:style>
    <style:style style:name="T4" style:family="text">
      <style:text-properties officeooo:rsid="002fb555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oto Sans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nálise do Sistema</text:p>
      <text:p text:style-name="Subtitle">Levantamento de Requisitos</text:p>
      <text:h text:style-name="Heading_20_1" text:outline-level="1"><text:span text:style-name="T3">Avaliação de </text:span>Pré-Requisito 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8">ID Solicitação:</text:p>
          </table:table-cell>
          <table:table-cell table:style-name="Table11.B1" office:value-type="string">
            <text:p text:style-name="P4"><text:span text:style-name="T1">201501292305</text:span><office:annotation><dc:creator>João (Home)</dc:creator><dc:date>2015-06-14T12:09:14</dc:date><text:list text:style-name=""><text:list-item><text:p text:style-name="P18"><text:span text:style-name="T5">Identificação da solicitação de avaliação de requisitos, no formato:</text:span></text:p></text:list-item><text:list-item><text:p text:style-name="P18"><text:span text:style-name="T5">- AnoMesDiaHoraMinuto.</text:span></text:p></text:list-item><text:list-item><text:p text:style-name="P18"><text:span text:style-name="T5">- YYYYMMDDhhmm</text:span></text:p></text:list-item></text:list></office:annotation></text:p>
          </table:table-cell>
        </table:table-row>
      </table:table>
      <text:h text:style-name="Heading_20_2" text:outline-level="2">Solicitação</text:h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15">Solicitante:</text:p>
                </table:table-cell>
                <table:table-cell table:style-name="Table2.B1" office:value-type="string">
                  <text:p text:style-name="Table_20_Contents"><text:span text:style-name="T1">João Augusto de Moura</text:span><office:annotation><dc:creator>João (Home)</dc:creator><dc:date>2015-06-14T10:52:03</dc:date><text:list text:continue-numbering="true" text:style-name=""><text:list-item><text:p><text:span text:style-name="T5">Infome o nome do solicitante.</text:span></text:p></text:list-item></text:list></office:annotation></text:p>
                </table:table-cell>
              </table:table-row>
              <table:table-row>
                <table:table-cell table:style-name="Table2.A2" office:value-type="string">
                  <text:p text:style-name="P16">Contato:</text:p>
                </table:table-cell>
                <table:table-cell table:style-name="Table2.B2" office:value-type="string">
                  <text:p text:style-name="P10"><text:span text:style-name="T1">mouraja@gmail.com</text:span><office:annotation><dc:creator>João (Home)</dc:creator><dc:date>2015-06-14T10:58:24</dc:date><text:list text:continue-numbering="true" text:style-name=""><text:list-item><text:p text:style-name="P18"><text:span text:style-name="T5">Informe uma forma de contato com o solicitante.</text:span></text:p></text:list-item></text:list></office:annotation></text:p>
                </table:table-cell>
              </table:table-row>
            </table:table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15">Solicitado em:</text:p>
                </table:table-cell>
                <table:table-cell table:style-name="Table3.A1" office:value-type="string">
                  <text:p text:style-name="Table_20_Contents"><text:span text:style-name="T2">15/06/2015</text:span><office:annotation><dc:creator>João (Home)</dc:creator><dc:date>2015-06-14T10:46:57</dc:date><text:list text:continue-numbering="true" text:style-name=""><text:list-item><text:p text:style-name="P18"><text:span text:style-name="T5">Infome a data da solicitação.</text:span></text:p></text:list-item></text:list></office:annotation></text:p>
                </table:table-cell>
                <table:table-cell table:style-name="Table3.A1" office:value-type="string">
                  <text:p text:style-name="P15">Escopo:</text:p>
                </table:table-cell>
                <table:table-cell table:style-name="Table3.D1" office:value-type="string">
                  <text:p text:style-name="Table_20_Contents"><text:span text:style-name="T1">Analista</text:span><office:annotation><dc:creator>João (Home)</dc:creator><dc:date>2015-06-14T10:47:28</dc:date><text:list text:continue-numbering="true" text:style-name=""><text:list-item><text:p text:style-name="P18"><text:span text:style-name="T5">Informe o escopo que esta solicitação atende:</text:span></text:p></text:list-item><text:list-item><text:p text:style-name="P18"><text:span text:style-name="T5">- Paciente;</text:span></text:p></text:list-item><text:list-item><text:p text:style-name="P18"><text:span text:style-name="T5">- Médico;</text:span></text:p></text:list-item><text:list-item><text:p text:style-name="P18"><text:span text:style-name="T5">- Enfermeiro;</text:span></text:p></text:list-item><text:list-item><text:p text:style-name="P18"><text:span text:style-name="T5">- Bombeiro;</text:span></text:p></text:list-item><text:list-item><text:p text:style-name="P18"><text:span text:style-name="T5">- Famíliar;</text:span></text:p></text:list-item><text:list-item><text:p text:style-name="P18"><text:span text:style-name="T5">- Comum;</text:span></text:p></text:list-item><text:list-item><text:p text:style-name="P18"><text:span text:style-name="T5">- Analista.</text:span></text:p></text:list-item></text:list></office:annotation></text:p>
                </table:table-cell>
              </table:table-row>
            </table:table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4">Id Pré-Req</text:p>
                </table:table-cell>
                <table:table-cell table:style-name="Table4.A1" office:value-type="string">
                  <text:p text:style-name="P9">Solicitação</text:p>
                </table:table-cell>
              </table:table-row>
              <table:table-row>
                <table:table-cell table:style-name="Table4.A2" office:value-type="string">
                  <text:p text:style-name="P13">P0018</text:p>
                </table:table-cell>
                <table:table-cell table:style-name="Table4.A2" office:value-type="string">
                  <text:p text:style-name="P6">Médico encaminha paciente a especialista.</text:p>
                </table:table-cell>
              </table:table-row>
              <table:table-row>
                <table:table-cell table:style-name="Table4.A2" office:value-type="string">
                  <text:p text:style-name="P13">P0019</text:p>
                </table:table-cell>
                <table:table-cell table:style-name="Table4.A2" office:value-type="string">
                  <text:p text:style-name="P6">Enfermeiros atenderm a paciente.</text:p>
                </table:table-cell>
              </table:table-row>
              <table:table-row>
                <table:table-cell table:style-name="Table4.A2" office:value-type="string">
                  <text:p text:style-name="P13">P0020</text:p>
                </table:table-cell>
                <table:table-cell table:style-name="Table4.A2" office:value-type="string">
                  <text:p text:style-name="P6">Paramédicos atendem a paciente.</text:p>
                </table:table-cell>
              </table:table-row>
              <table:table-row>
                <table:table-cell table:style-name="Table4.A2" office:value-type="string">
                  <text:p text:style-name="P13">P0021</text:p>
                </table:table-cell>
                <table:table-cell table:style-name="Table4.A2" office:value-type="string">
                  <text:p text:style-name="P6">Consulta médica de paciente.</text:p>
                  <text:p text:style-name="P7">O paciente vai a uma instituição, faz uma consulta médica com profissional de saúde da instituição.</text:p>
                </table:table-cell>
              </table:table-row>
              <table:table-row>
                <table:table-cell table:style-name="Table4.A2" office:value-type="string">
                  <text:p text:style-name="P13">P0022</text:p>
                </table:table-cell>
                <table:table-cell table:style-name="Table4.A2" office:value-type="string">
                  <text:p text:style-name="P7">Médico solicita atendimento de enfermagem.</text:p>
                </table:table-cell>
              </table:table-row>
              <table:table-row>
                <table:table-cell table:style-name="Table4.A2" office:value-type="string">
                  <text:p text:style-name="P13">P00<text:span text:style-name="T4">23</text:span></text:p>
                </table:table-cell>
                <table:table-cell table:style-name="Table4.A2" office:value-type="string">
                  <text:p text:style-name="P6">Médico solicita intervenção cirurgica.</text:p>
                </table:table-cell>
              </table:table-row>
            </table:table>
            <text:p text:style-name="P11"/>
          </table:table-cell>
        </table:table-row>
      </table:table>
      <text:h text:style-name="Heading_20_2" text:outline-level="2">Avaliação</text:h>
      <table:table table:name="Table5" table:style-name="Table5">
        <table:table-column table:style-name="Table5.A"/>
        <table:table-row>
          <table:table-cell table:style-name="Table5.A1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16">Avaliadores:</text:p>
                </table:table-cell>
                <table:table-cell table:style-name="Table6.B1" office:value-type="string">
                  <text:p text:style-name="Table_20_Contents"><office:annotation><dc:creator>João (Home)</dc:creator><dc:date>2015-06-14T11:12:33</dc:date><text:list text:continue-numbering="true" text:style-name=""><text:list-item><text:p text:style-name="P18"><text:span text:style-name="T5">Lista com nome dos analistas que avaliaram a solicitação.</text:span></text:p></text:list-item></text:list></office:annotation></text:p>
                </table:table-cell>
              </table:table-row>
            </table:table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P16">Avaliado em:</text:p>
                </table:table-cell>
                <table:table-cell table:style-name="Table7.B1" office:value-type="string">
                  <text:p text:style-name="Table_20_Contents"><office:annotation><dc:creator>João (Home)</dc:creator><dc:date>2015-06-14T11:13:05</dc:date><text:list text:continue-numbering="true" text:style-name=""><text:list-item><text:p text:style-name="P18"><text:span text:style-name="T5">Data final da avaliação </text:span></text:p></text:list-item></text:list></office:annotation></text:p>
                </table:table-cell>
              </table:table-row>
            </table:table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column table:style-name="Table8.D"/>
              <table:table-row>
                <table:table-cell table:style-name="Table8.A1" office:value-type="string">
                  <text:p text:style-name="P17">Id Requisito:</text:p>
                </table:table-cell>
                <table:table-cell table:style-name="Table8.A1" office:value-type="string">
                  <text:p text:style-name="Table_20_Contents"><office:annotation><dc:creator>João (Home)</dc:creator><dc:date>2015-06-14T11:13:30</dc:date><text:list text:continue-numbering="true" text:style-name=""><text:list-item><text:p text:style-name="P18"><text:span text:style-name="T5">Referencia ao ID do requisito gerado a partir desta solicitação.</text:span></text:p></text:list-item></text:list></office:annotation></text:p>
                </table:table-cell>
                <table:table-cell table:style-name="Table8.A1" office:value-type="string">
                  <text:p text:style-name="P17">Situação:</text:p>
                </table:table-cell>
                <table:table-cell table:style-name="Table8.D1" office:value-type="string">
                  <text:p text:style-name="P12">Pendente<office:annotation><dc:creator>João (Home)</dc:creator><dc:date>2015-06-14T12:15:34</dc:date><text:list text:continue-numbering="true" text:style-name=""><text:list-item><text:p text:style-name="P19"><text:span text:style-name="T5">Situação da solicitação:</text:span></text:p></text:list-item><text:list-item><text:p text:style-name="P19"><text:span text:style-name="T5">- Pendente;</text:span></text:p></text:list-item><text:list-item><text:p text:style-name="P19"><text:span text:style-name="T5">- Em avaliação;</text:span></text:p></text:list-item><text:list-item><text:p text:style-name="P19"><text:span text:style-name="T5">- Aceita;</text:span></text:p></text:list-item><text:list-item><text:p text:style-name="P19"><text:span text:style-name="T5">- Recusada.</text:span></text:p></text:list-item></text:list></office:annotation></text:p>
                </table:table-cell>
              </table:table-row>
            </table:table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17">Observações:</text:p>
                </table:table-cell>
                <table:table-cell table:style-name="Table9.B1" office:value-type="string">
                  <text:p text:style-name="Table_20_Contents"><office:annotation><dc:creator>João (Home)</dc:creator><dc:date>2015-06-14T11:14:14</dc:date><text:list text:continue-numbering="true" text:style-name=""><text:list-item><text:p text:style-name="P18"><text:span text:style-name="T5">Observações, comentários, anotações, pendências e outras informações geradas durante o processo de avaliação.</text:span></text:p></text:list-item></text:list></office:annotation></text:p>
                </table:table-cell>
              </table:table-row>
            </table:table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ext:p text:style-name="P17">Definição:</text:p>
                </table:table-cell>
                <table:table-cell table:style-name="Table10.B1" office:value-type="string">
                  <text:p text:style-name="Table_20_Contents"><office:annotation><dc:creator>João (Home)</dc:creator><dc:date>2015-06-14T11:15:05</dc:date><text:list text:continue-numbering="true" text:style-name=""><text:list-item><text:p text:style-name="P18"><text:span text:style-name="T5">Parecer da avaliação, pode ser:</text:span></text:p></text:list-item><text:list-item><text:p text:style-name="P18"><text:span text:style-name="T5">- Definição de novo requisito;</text:span></text:p></text:list-item><text:list-item><text:p text:style-name="P18"><text:span text:style-name="T5">- Motivo de não aceite da solicitação.</text:span></text:p></text:list-item></text:list></office:annotation></text:p>
                </table:table-cell>
              </table:table-row>
            </table:table>
            <text:p text:style-name="Table_20_Contents"/>
          </table:table-cell>
        </table:table-row>
      </table:table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1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fc516" officeooo:paragraph-rsid="001fc516"/>
    </style:style>
    <style:style style:name="MP2" style:family="paragraph" style:parent-style-name="Footer">
      <style:text-properties officeooo:rsid="001fc516" officeooo:paragraph-rsid="001fc51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to Saúde<text:tab/><text:tab/>Formulário de Pré-Requisitos</text:p>
      </style:header>
      <style:footer>
        <text:p text:style-name="MP2">Equipe de Análise<text:tab/><text:tab/>Pag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ão (Home)</meta:initial-creator>
    <meta:creation-date>2015-06-14T10:25:54.548060635</meta:creation-date>
    <dc:date>2015-06-15T09:58:37.954781108</dc:date>
    <dc:creator>João (Home)</dc:creator>
    <meta:editing-duration>PT1H45M57S</meta:editing-duration>
    <meta:editing-cycles>11</meta:editing-cycles>
    <meta:generator>LibreOffice/4.2.8.2$Linux_X86_64 LibreOffice_project/420m0$Build-2</meta:generator>
    <dc:description>Formulário de solicitação de avaliação de requisitos.</dc:description>
    <dc:subject>Solicitação de Requisitos</dc:subject>
    <dc:title>Levantamento de Requisitos</dc:title>
    <meta:document-statistic meta:table-count="11" meta:image-count="0" meta:object-count="0" meta:page-count="1" meta:paragraph-count="44" meta:word-count="98" meta:character-count="725" meta:non-whitespace-character-count="663"/>
    <meta:user-defined meta:name="Aprovado" meta:value-type="boolean">false</meta:user-defined>
    <meta:user-defined meta:name="Checked by"/>
    <meta:user-defined meta:name="Date completed" meta:value-type="date">2015-06-14</meta:user-defined>
    <meta:user-defined meta:name="E-Mail">mouraja@hotmail.com</meta:user-defined>
    <meta:user-defined meta:name="Group" meta:value-type="string">É nóis do Sicoob</meta:user-defined>
    <meta:user-defined meta:name="Project" meta:value-type="string">Saúde</meta:user-defined>
    <meta:user-defined meta:name="Purpose" meta:value-type="string">Solicitar a avaliação de um pré-requisito, e transformá-lo em requisito do projeto.</meta:user-defined>
    <meta:user-defined meta:name="Status" meta:value-type="string">Pendente</meta:user-defined>
  </office:meta>
</office:document-meta>
</file>